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  <style:font-face style:name="sans-serif" svg:font-family="sans-serif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00%" fo:text-align="start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00ba354"/>
    </style:style>
    <style:style style:name="P3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text-line-through-style="none" style:text-line-through-type="none" fo:font-size="12pt" style:text-underline-style="none" fo:font-weight="normal" officeooo:rsid="0013cd78" officeooo:paragraph-rsid="0013cd78" style:text-blinking="false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text-line-through-style="none" style:text-line-through-type="none" fo:font-size="12pt" style:text-underline-style="none" fo:font-weight="normal" officeooo:rsid="0013cd78" officeooo:paragraph-rsid="0013cd78" style:text-blinking="false" style:font-size-asian="12pt" style:font-size-complex="12pt"/>
    </style:style>
    <style:style style:name="P5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sans-serif" fo:font-size="12pt" fo:font-style="normal" style:text-underline-style="none" officeooo:rsid="000ba354" officeooo:paragraph-rsid="000ba354" style:font-size-asian="11pt" style:font-style-asian="normal" style:font-size-complex="11pt" style:font-style-complex="normal"/>
    </style:style>
    <style:style style:name="P6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sans-serif" fo:font-size="12pt" fo:font-style="normal" style:text-underline-style="none" officeooo:rsid="000d6b9c" officeooo:paragraph-rsid="000d6b9c" style:font-size-asian="11pt" style:font-style-asian="normal" style:font-size-complex="11pt" style:font-style-complex="normal"/>
    </style:style>
    <style:style style:name="P7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sans-serif" fo:font-size="12pt" fo:font-style="normal" style:text-underline-style="none" officeooo:rsid="00127305" officeooo:paragraph-rsid="00127305" style:font-size-asian="11pt" style:font-style-asian="normal" style:font-size-complex="11pt" style:font-style-complex="normal"/>
    </style:style>
    <style:style style:name="P8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sans-serif" fo:font-size="12pt" fo:font-style="normal" style:text-underline-style="solid" style:text-underline-width="auto" style:text-underline-color="font-color" officeooo:rsid="000d6b9c" officeooo:paragraph-rsid="000d6b9c" style:font-size-asian="11pt" style:font-style-asian="normal" style:font-size-complex="11pt" style:font-style-complex="normal"/>
    </style:style>
    <style:style style:name="P9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sans-serif" fo:font-size="12pt" fo:font-style="normal" style:text-underline-style="solid" style:text-underline-width="auto" style:text-underline-color="font-color" officeooo:paragraph-rsid="00127305" style:font-size-asian="11pt" style:font-style-asian="normal" style:font-size-complex="11pt" style:font-style-complex="normal"/>
    </style:style>
    <style:style style:name="P10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sans-serif" fo:font-size="12pt" fo:font-style="normal" style:text-underline-style="solid" style:text-underline-width="auto" style:text-underline-color="font-color" officeooo:rsid="00127305" officeooo:paragraph-rsid="00127305" style:font-size-asian="11pt" style:font-style-asian="normal" style:font-size-complex="11pt" style:font-style-complex="normal"/>
    </style:style>
    <style:style style:name="P11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sans-serif" fo:font-size="11pt" fo:font-style="normal" style:text-underline-style="none" officeooo:rsid="000d6b9c" officeooo:paragraph-rsid="000d6b9c" style:font-size-asian="9.60000038146973pt" style:font-style-asian="normal" style:font-size-complex="11pt" style:font-style-complex="normal"/>
    </style:style>
    <style:style style:name="P12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sans-serif" fo:font-size="11pt" fo:font-style="normal" style:text-underline-style="none" officeooo:rsid="001048ea" officeooo:paragraph-rsid="001048ea" style:font-size-asian="11pt" style:font-style-asian="normal" style:font-size-complex="11pt" style:font-style-complex="normal"/>
    </style:style>
    <style:style style:name="P13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sans-serif" fo:font-size="11pt" fo:font-style="normal" style:text-underline-style="none" officeooo:rsid="001168b0" officeooo:paragraph-rsid="001048ea" style:font-size-asian="11pt" style:font-style-asian="normal" style:font-size-complex="11pt" style:font-style-complex="normal"/>
    </style:style>
    <style:style style:name="P14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sans-serif" fo:font-size="11pt" fo:font-style="normal" style:text-underline-style="none" officeooo:rsid="0011fca9" officeooo:paragraph-rsid="0011fca9" style:font-size-asian="11pt" style:font-style-asian="normal" style:font-size-complex="11pt" style:font-style-complex="normal"/>
    </style:style>
    <style:style style:name="P15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sans-serif" fo:font-size="11pt" fo:font-style="normal" style:text-underline-style="none" officeooo:rsid="00127305" officeooo:paragraph-rsid="00127305" style:font-size-asian="11pt" style:font-style-asian="normal" style:font-size-complex="11pt" style:font-style-complex="normal"/>
    </style:style>
    <style:style style:name="P16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sans-serif" fo:font-size="11pt" fo:font-style="normal" style:text-underline-style="none" officeooo:rsid="0015b0bb" officeooo:paragraph-rsid="0015b0bb" style:font-size-asian="11pt" style:font-style-asian="normal" style:font-size-complex="11pt" style:font-style-complex="normal"/>
    </style:style>
    <style:style style:name="P17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sans-serif" fo:font-size="11pt" fo:font-style="normal" style:text-underline-style="none" officeooo:rsid="00178589" officeooo:paragraph-rsid="00178589" style:font-size-asian="11pt" style:font-style-asian="normal" style:font-size-complex="11pt" style:font-style-complex="normal"/>
    </style:style>
    <style:style style:name="P18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sans-serif" fo:font-size="11pt" fo:font-style="normal" style:text-underline-style="none" officeooo:rsid="0018e413" officeooo:paragraph-rsid="0018e413" style:font-size-asian="11pt" style:font-style-asian="normal" style:font-size-complex="11pt" style:font-style-complex="normal"/>
    </style:style>
    <style:style style:name="P19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sans-serif" fo:font-size="11pt" fo:font-style="normal" style:text-underline-style="none" officeooo:rsid="00194f61" officeooo:paragraph-rsid="0018e413" style:font-size-asian="11pt" style:font-style-asian="normal" style:font-size-complex="11pt" style:font-style-complex="normal"/>
    </style:style>
    <style:style style:name="P20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sans-serif" fo:font-size="11pt" style:text-underline-style="solid" style:text-underline-width="auto" style:text-underline-color="font-color" officeooo:paragraph-rsid="000ba354" style:font-size-asian="11pt" style:font-size-complex="11pt"/>
    </style:style>
    <style:style style:name="P21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sans-serif" fo:font-size="11pt" style:text-underline-style="none" officeooo:rsid="000ba354" officeooo:paragraph-rsid="000ba354" style:font-size-asian="11pt" style:font-size-complex="11pt"/>
    </style:style>
    <style:style style:name="P22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sans-serif" fo:font-size="11pt" style:text-underline-style="none" officeooo:rsid="000e64cb" officeooo:paragraph-rsid="000e64cb" style:font-size-asian="11pt" style:font-size-complex="11pt"/>
    </style:style>
    <style:style style:name="P23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sans-serif" fo:font-size="11pt" fo:font-style="italic" style:text-underline-style="none" officeooo:rsid="000e64cb" officeooo:paragraph-rsid="000e64cb" style:font-size-asian="11pt" style:font-style-asian="italic" style:font-size-complex="11pt" style:font-style-complex="italic"/>
    </style:style>
    <style:style style:name="P24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12pt" officeooo:paragraph-rsid="000ba354" style:font-size-asian="12pt" style:font-size-complex="12pt"/>
    </style:style>
    <style:style style:name="P25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tyle="normal" style:text-underline-style="solid" style:text-underline-width="auto" style:text-underline-color="font-color" officeooo:paragraph-rsid="00127305" style:font-style-asian="normal" style:font-style-complex="normal"/>
    </style:style>
    <style:style style:name="P26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tyle="normal" style:text-underline-style="solid" style:text-underline-width="auto" style:text-underline-color="font-color" officeooo:rsid="00127305" officeooo:paragraph-rsid="00127305" style:font-style-asian="normal" style:font-style-complex="normal"/>
    </style:style>
    <style:style style:name="P27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rsid="000e64cb" officeooo:paragraph-rsid="000e64cb"/>
    </style:style>
    <style:style style:name="P28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rsid="001048ea" officeooo:paragraph-rsid="001048ea"/>
    </style:style>
    <style:style style:name="P29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tyle="italic" officeooo:rsid="001048ea" officeooo:paragraph-rsid="001048ea" style:font-style-asian="italic" style:font-style-complex="italic"/>
    </style:style>
    <style:style style:name="P30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tyle="italic" officeooo:rsid="0011fca9" officeooo:paragraph-rsid="0011fca9" style:font-style-asian="italic" style:font-style-complex="italic"/>
    </style:style>
    <style:style style:name="P31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tyle="italic" officeooo:rsid="0018e413" officeooo:paragraph-rsid="0018e413" style:font-style-asian="italic" style:font-style-complex="italic"/>
    </style:style>
    <style:style style:name="P32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tyle="italic" style:text-underline-style="solid" style:text-underline-width="auto" style:text-underline-color="font-color" officeooo:rsid="0015b0bb" officeooo:paragraph-rsid="0015b0bb" style:font-style-asian="italic" style:font-style-complex="italic"/>
    </style:style>
    <style:style style:name="P33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tyle="italic" style:text-underline-style="solid" style:text-underline-width="auto" style:text-underline-color="font-color" officeooo:rsid="00178589" officeooo:paragraph-rsid="00178589" style:font-style-asian="italic" style:font-style-complex="italic"/>
    </style:style>
    <style:style style:name="P34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tyle="italic" style:text-underline-style="solid" style:text-underline-width="auto" style:text-underline-color="font-color" officeooo:rsid="0011fca9" officeooo:paragraph-rsid="0011fca9" style:font-style-asian="italic" style:font-style-complex="italic"/>
    </style:style>
    <style:style style:name="P35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tyle="italic" style:text-underline-style="solid" style:text-underline-width="auto" style:text-underline-color="font-color" officeooo:rsid="0018e413" officeooo:paragraph-rsid="0018e413" style:font-style-asian="italic" style:font-style-complex="italic"/>
    </style:style>
    <style:style style:name="P36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text-underline-style="solid" style:text-underline-width="auto" style:text-underline-color="font-color" officeooo:paragraph-rsid="00127305"/>
    </style:style>
    <style:style style:name="P37" style:family="paragraph" style:parent-style-name="Text_20_body" style:master-page-name="HTML">
      <style:paragraph-properties fo:margin-top="0cm" fo:margin-bottom="0cm" style:contextual-spacing="false" fo:line-height="100%" fo:text-align="center" style:justify-single-word="false" style:page-number="auto"/>
      <style:text-properties fo:font-size="14pt" style:text-underline-style="solid" style:text-underline-width="auto" style:text-underline-color="font-color" fo:font-weight="bold"/>
    </style:style>
    <style:style style:name="T1" style:family="text">
      <style:text-properties officeooo:rsid="000ba354"/>
    </style:style>
    <style:style style:name="T2" style:family="text">
      <style:text-properties style:font-name="sans-serif" fo:font-size="12pt" style:font-size-asian="11pt" style:font-size-complex="11pt"/>
    </style:style>
    <style:style style:name="T3" style:family="text">
      <style:text-properties style:font-name="sans-serif" fo:font-size="12pt" fo:font-style="italic" style:text-underline-style="none" officeooo:rsid="000ba354" style:font-size-asian="11pt" style:font-style-asian="italic" style:font-size-complex="11pt" style:font-style-complex="italic"/>
    </style:style>
    <style:style style:name="T4" style:family="text">
      <style:text-properties style:font-name="sans-serif" fo:font-size="12pt" fo:font-style="normal" style:text-underline-style="none" officeooo:rsid="000ba354" style:font-size-asian="11pt" style:font-style-asian="normal" style:font-size-complex="11pt" style:font-style-complex="normal"/>
    </style:style>
    <style:style style:name="T5" style:family="text">
      <style:text-properties style:font-name="sans-serif" fo:font-size="12pt" fo:font-style="normal" style:font-size-asian="11pt" style:font-style-asian="normal" style:font-size-complex="11pt" style:font-style-complex="normal"/>
    </style:style>
    <style:style style:name="T6" style:family="text">
      <style:text-properties style:font-name="sans-serif" fo:font-size="12pt" fo:font-style="normal" officeooo:rsid="00127305" style:font-size-asian="11pt" style:font-style-asian="normal" style:font-size-complex="11pt" style:font-style-complex="normal"/>
    </style:style>
    <style:style style:name="T7" style:family="text">
      <style:text-properties style:font-name="sans-serif" fo:font-size="12pt" fo:font-style="normal" officeooo:rsid="00194f61" style:font-size-asian="11pt" style:font-style-asian="normal" style:font-size-complex="11pt" style:font-style-complex="normal"/>
    </style:style>
    <style:style style:name="T8" style:family="text">
      <style:text-properties style:font-name="sans-serif" fo:font-size="11pt" officeooo:rsid="00127305" style:font-size-asian="11pt" style:font-size-complex="11pt"/>
    </style:style>
    <style:style style:name="T9" style:family="text">
      <style:text-properties style:font-name="sans-serif" fo:font-size="11pt" style:text-underline-style="none" style:font-size-asian="11pt" style:font-size-complex="11pt"/>
    </style:style>
    <style:style style:name="T10" style:family="text">
      <style:text-properties style:font-name="sans-serif" fo:font-size="11pt" style:text-underline-style="none" officeooo:rsid="000ba354" style:font-size-asian="11pt" style:font-size-complex="11pt"/>
    </style:style>
    <style:style style:name="T11" style:family="text">
      <style:text-properties style:font-name="sans-serif" fo:font-size="11pt" fo:font-style="italic" style:text-underline-style="none" style:font-size-asian="11pt" style:font-style-asian="italic" style:font-size-complex="11pt" style:font-style-complex="italic"/>
    </style:style>
    <style:style style:name="T12" style:family="text">
      <style:text-properties style:font-name="sans-serif" fo:font-size="11pt" fo:font-style="normal" style:text-underline-style="none" style:font-size-asian="11pt" style:font-style-asian="normal" style:font-size-complex="11pt" style:font-style-complex="normal"/>
    </style:style>
    <style:style style:name="T13" style:family="text">
      <style:text-properties style:font-name="sans-serif" fo:font-size="11pt" fo:font-style="normal" style:text-underline-style="none" officeooo:rsid="001168b0" style:font-size-asian="11pt" style:font-style-asian="normal" style:font-size-complex="11pt" style:font-style-complex="normal"/>
    </style:style>
    <style:style style:name="T14" style:family="text">
      <style:text-properties style:font-name="sans-serif" fo:font-size="11pt" fo:font-style="normal" style:text-underline-style="none" officeooo:rsid="0011fca9" style:font-size-asian="11pt" style:font-style-asian="normal" style:font-size-complex="11pt" style:font-style-complex="normal"/>
    </style:style>
    <style:style style:name="T15" style:family="text">
      <style:text-properties style:font-name="sans-serif" fo:font-size="11pt" fo:font-style="normal" style:text-underline-style="none" officeooo:rsid="00194f61" style:font-size-asian="11pt" style:font-style-asian="normal" style:font-size-complex="11pt" style:font-style-complex="normal"/>
    </style:style>
    <style:style style:name="T16" style:family="text">
      <style:text-properties style:font-name="sans-serif" style:text-underline-style="solid" style:text-underline-width="auto" style:text-underline-color="font-color"/>
    </style:style>
    <style:style style:name="T17" style:family="text">
      <style:text-properties style:font-name="monospace" fo:font-size="12pt" style:font-size-asian="11pt" style:font-size-complex="11pt"/>
    </style:style>
    <style:style style:name="T18" style:family="text">
      <style:text-properties style:font-name="monospace" fo:font-size="12pt" officeooo:rsid="00127305" style:font-size-asian="11pt" style:font-size-complex="11pt"/>
    </style:style>
    <style:style style:name="T19" style:family="text">
      <style:text-properties style:font-name="monospace" fo:font-size="12pt" fo:font-style="normal" style:font-size-asian="11pt" style:font-style-asian="normal" style:font-size-complex="11pt" style:font-style-complex="normal"/>
    </style:style>
    <style:style style:name="T20" style:family="text">
      <style:text-properties style:font-name="monospace" fo:font-size="12pt" fo:font-style="normal" officeooo:rsid="00127305" style:font-size-asian="11pt" style:font-style-asian="normal" style:font-size-complex="11pt" style:font-style-complex="normal"/>
    </style:style>
    <style:style style:name="T21" style:family="text">
      <style:text-properties style:font-name="monospace" fo:font-size="12pt" fo:font-style="normal" officeooo:rsid="00194f61" style:font-size-asian="11pt" style:font-style-asian="normal" style:font-size-complex="11pt" style:font-style-complex="normal"/>
    </style:style>
    <style:style style:name="T22" style:family="text">
      <style:text-properties style:font-name="monospace"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officeooo:rsid="000ba354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0e64cb" style:font-style-asian="italic" style:font-style-complex="italic"/>
    </style:style>
    <style:style style:name="T26" style:family="text">
      <style:text-properties officeooo:rsid="001d1b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SYSTÈME TD N°1</text:p>
      <text:p text:style-name="P3"/>
      <text:p text:style-name="P4">cd ,,/ recule d’un fichier en arrière</text:p>
      <text:p text:style-name="P1"/>
      <text:p text:style-name="P24"><text:span text:style-name="T1">11)</text:span><text:span text:style-name="T23"> </text:span><text:span text:style-name="T16">Parmi les commandes suivantes, déterminez les commandes qui sont internes / externes / les deux :</text:span><text:span text:style-name="T22">man</text:span><text:span text:style-name="T16">,</text:span><text:span text:style-name="T22">type</text:span><text:span text:style-name="T16">,</text:span><text:span text:style-name="T22">whereis</text:span><text:span text:style-name="T16">,</text:span><text:span text:style-name="T22">cat</text:span><text:span text:style-name="T16">,</text:span><text:span text:style-name="T22">pwd</text:span><text:span text:style-name="T16">,</text:span><text:span text:style-name="T22">cd</text:span><text:span text:style-name="T16">,</text:span><text:span text:style-name="T22">kill</text:span><text:span text:style-name="T16">,</text:span><text:span text:style-name="T22">echo</text:span><text:span text:style-name="T16">. Utilisez type et whereis et notez les différences.</text:span></text:p>
      <text:p text:style-name="P20"/>
      <text:p text:style-name="P21">Terminal :</text:p>
      <text:p text:style-name="P21"/>
      <text:p text:style-name="P21">type man =&gt; haché =&gt; externe</text:p>
      <text:p text:style-name="P2"><text:span text:style-name="T10">type cat =&gt; </text:span><text:span text:style-name="T3">usr/</text:span><text:span text:style-name="T4">bin/cat =&gt; interne</text:span></text:p>
      <text:p text:style-name="P5">whereis =&gt; internes</text:p>
      <text:p text:style-name="P6">pwd, cd, kill, echo =&gt; internes</text:p>
      <text:p text:style-name="P6"/>
      <text:p text:style-name="P8">12) Cherchez un gestionnaire de calendrier et une calculatrice sur votre machine en utilisant la commande</text:p>
      <text:p text:style-name="P8"/>
      <text:p text:style-name="P11">taper <text:span text:style-name="T24">apropos </text:span>dans terminal, pour avoir :</text:p>
      <text:p text:style-name="P11">la date : taper <text:span text:style-name="T24">date</text:span></text:p>
      <text:p text:style-name="P6">j/m/a : taper <text:span text:style-name="T24">man date : </text:span><text:span text:style-name="T25">renvoie le manuel expliquant les manip sur les dates.</text:span></text:p>
      <text:p text:style-name="P22">[] de la doc = optionnel</text:p>
      <text:p text:style-name="P22"/>
      <text:p text:style-name="P27"><text:span text:style-name="T9">j/m/a : </text:span><text:span text:style-name="T11">date +%d/%m%y</text:span></text:p>
      <text:p text:style-name="P23"/>
      <text:p text:style-name="P23">%B : affiche le nom du mois en entier</text:p>
      <text:p text:style-name="P23"/>
      <text:p text:style-name="P28"><text:span text:style-name="T11">man cal : </text:span><text:span text:style-name="T12">affiche le manuel sur les calendrier</text:span></text:p>
      <text:p text:style-name="P12"/>
      <text:p text:style-name="P29"><text:span text:style-name="T9">cal </text:span><text:span text:style-name="T12">affiche le calendrier du mois actuel</text:span></text:p>
      <text:p text:style-name="P29"><text:span text:style-name="T9">cal mm/yy </text:span><text:span text:style-name="T12">affiche le calendrier du mois mm de l’année yy</text:span></text:p>
      <text:p text:style-name="P12"/>
      <text:p text:style-name="P29"><text:span text:style-name="T9">rm</text:span><text:span text:style-name="T12"> (remove) : supprime fichier, rm -</text:span><text:span text:style-name="T13">d </text:span><text:span text:style-name="T14">(cheminement du dossier ou ~/Documents etc) </text:span><text:span text:style-name="T13">supprime le fichier vide</text:span></text:p>
      <text:p text:style-name="P13"/>
      <text:p text:style-name="P30"><text:span text:style-name="T13">m</text:span><text:span text:style-name="T12">kdir ~/Documents/X : Crée le fichier de nom X dans Documents</text:span></text:p>
      <text:p text:style-name="P14"/>
      <text:p text:style-name="P25"><text:span text:style-name="T8">18) </text:span><text:span text:style-name="T2">Copiez le contenu du répertoire </text:span><text:span text:style-name="T18">archi </text:span><text:span text:style-name="T2">précédemment créé dans </text:span><text:span text:style-name="T17">ARCHI</text:span><text:span text:style-name="T2">. Vérifiez l’existence desfichiers à partir du terminal (</text:span><text:span text:style-name="T17">ls</text:span><text:span text:style-name="T2">)</text:span></text:p>
      <text:p text:style-name="P9"/>
      <text:p text:style-name="P7">cp -r ~/Documents/archi ~/Documents/ARCHI/</text:p>
      <text:p text:style-name="P7"/>
      <text:p text:style-name="P26"><text:span text:style-name="T2">19) Effacez le répertoire</text:span><text:span text:style-name="T17">Archi1</text:span><text:span text:style-name="T2">. Comment effacer un répertoire non vide ?</text:span></text:p>
      <text:p text:style-name="P10"/>
      <text:p text:style-name="P7">Rm -r ~/Documents/Archi1</text:p>
      <text:p text:style-name="P15"/>
      <text:p text:style-name="P36"><text:span text:style-name="T6">20) Listez de manière détaillée le contenu du répertoire</text:span><text:span text:style-name="T20">/etc</text:span><text:span text:style-name="T6">. Les fichiers nommés </text:span><text:span text:style-name="T20">passwd</text:span><text:span text:style-name="T6">,</text:span><text:span text:style-name="T20">shadow</text:span><text:span text:style-name="T6">,</text:span><text:span text:style-name="T20">group </text:span><text:span text:style-name="T6">et </text:span><text:span text:style-name="T20">gpasswd</text:span><text:span text:style-name="T6">sont-ils présents dans</text:span><text:span text:style-name="T20">/etc</text:span><text:span text:style-name="T6">?</text:span></text:p>
      <text:p text:style-name="P15"/>
      <text:p text:style-name="P16">Ls -a /etc</text:p>
      <text:p text:style-name="P16"/>
      <text:p text:style-name="P32"><text:span text:style-name="T5">22) Copiez les fichiers</text:span><text:span text:style-name="T19">/etc/passwd</text:span><text:span text:style-name="T5">et</text:span><text:span text:style-name="T19">/etc/group</text:span><text:span text:style-name="T5">dans le répertoire </text:span><text:span text:style-name="T19">ESSAI </text:span><text:span text:style-name="T5">sous des noms différents</text:span></text:p>
      <text:p text:style-name="P16"/>
      <text:p text:style-name="P17"><text:soft-page-break/>cp etc/group ~/Documents/TD1/ESSAI/nouveaunom</text:p>
      <text:p text:style-name="P17"/>
      <text:p text:style-name="P17">cp etc/passwd ~/Documents/TD1/ESSAI/nouveaunom</text:p>
      <text:p text:style-name="P17"/>
      <text:p text:style-name="P33"><text:span text:style-name="T5">23) Créez dans</text:span><text:span text:style-name="T19">ESSAI</text:span><text:span text:style-name="T5">un répertoire</text:span><text:span text:style-name="T19">COPIES</text:span><text:span text:style-name="T5">et déplacez un des fichiers de</text:span><text:span text:style-name="T19">ESSAI</text:span><text:span text:style-name="T5">dans</text:span><text:span text:style-name="T19">COPIES</text:span><text:span text:style-name="T5">.</text:span></text:p>
      <text:p text:style-name="P17"/>
      <text:p text:style-name="P17">cp ~/Documents/TD1/ESSAI/test ~/Documents/TD1/ESSAI/COPIES/</text:p>
      <text:p text:style-name="P14"/>
      <text:p text:style-name="P34"><text:span text:style-name="T5">25 Détruisez le contenu du répertoire</text:span><text:span text:style-name="T19">COPIES</text:span><text:span text:style-name="T5">avec la commande</text:span><text:span text:style-name="T19">rm</text:span><text:span text:style-name="T5">. Détruisez le répertoire</text:span><text:span text:style-name="T19">COPIES</text:span><text:span text:style-name="T5">avec la commande</text:span><text:span text:style-name="T19">rmdir</text:span><text:span text:style-name="T5">. Que remarquez-vous ? Cherchez à l’aide de</text:span><text:span text:style-name="T19">man</text:span><text:span text:style-name="T5">(manual) l’option de la com-mande</text:span><text:span text:style-name="T19">rm</text:span><text:span text:style-name="T5">permettant de détruire le répertoire</text:span><text:span text:style-name="T19">COPIES</text:span><text:span text:style-name="T5">.</text:span></text:p>
      <text:p text:style-name="P14"/>
      <text:p text:style-name="P14">rm -r ~/Documents/TD1/ESSAI/COPIES</text:p>
      <text:p text:style-name="P14"/>
      <text:p text:style-name="P18">rm * supprime tous les fichier</text:p>
      <text:p text:style-name="P18">rmdir supprime le dossier vide</text:p>
      <text:p text:style-name="P18">rm -r = les 2 en 1</text:p>
      <text:p text:style-name="P18"/>
      <text:p text:style-name="P31"><text:span text:style-name="T12">man ls | grep "sort" : </text:span><text:span text:style-name="T15">affiche les ligne du man ayant «sort»</text:span></text:p>
      <text:p text:style-name="P19"/>
      <text:p text:style-name="P35"><text:span text:style-name="T7">27) Grâce à la page de man, trouver une option de</text:span><text:span text:style-name="T21">ls</text:span><text:span text:style-name="T7">qui permet d’afficher les fichiers par ordre d’ancienneté.</text:span></text:p>
      <text:p text:style-name="P19"/>
      <text:p text:style-name="P19">ls -la<text:span text:style-name="T26">r</text:span>t</text:p>
      <text:p text:style-name="P19"/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6T17:06:14.283733878</meta:creation-date>
    <dc:date>2021-11-27T10:35:32.989000000</dc:date>
    <meta:editing-duration>PT1H3M40S</meta:editing-duration>
    <meta:editing-cycles>4</meta:editing-cycles>
    <meta:generator>LibreOffice/7.2.1.2$Windows_X86_64 LibreOffice_project/87b77fad49947c1441b67c559c339af8f3517e22</meta:generator>
    <meta:document-statistic meta:table-count="0" meta:image-count="0" meta:object-count="0" meta:page-count="2" meta:paragraph-count="39" meta:word-count="343" meta:character-count="2271" meta:non-whitespace-character-count="1967"/>
  </office:meta>
</office:document-meta>
</file>